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kumparan.com/@kumparanfood/4-pemanis-alami-yang-bisa-dikonsumsi-para-vegan-1rjfyOc112c</text:p>
          </table:table-cell>
        </table:table-row>
        <table:table-row table:style-name="ro1">
          <table:table-cell office:value-type="string" calcext:value-type="string">
            <text:p>https://kumparan.com/@kumparanfood/5-bahan-makanan-pedas-selain-cabai-dan-kandungan-gizinya-1rjaUQIxlQl</text:p>
          </table:table-cell>
        </table:table-row>
        <table:table-row table:style-name="ro1">
          <table:table-cell office:value-type="string" calcext:value-type="string">
            <text:p>https://kumparan.com/@kumparanfood/5-makanan-yang-sebaiknya-tidak-dimakan-bareng-nasi-1rjAS1i6pre</text:p>
          </table:table-cell>
        </table:table-row>
        <table:table-row table:style-name="ro1">
          <table:table-cell office:value-type="string" calcext:value-type="string">
            <text:p>https://kumparan.com/@kumparanfood/5-sayuran-ungu-yang-kaya-manfaat-1rjJSSCKf4g</text:p>
          </table:table-cell>
        </table:table-row>
        <table:table-row table:style-name="ro1">
          <table:table-cell office:value-type="string" calcext:value-type="string">
            <text:p>https://kumparan.com/@kumparanfood/5-variety-show-korea-bertema-kuliner-untuk-teman-malam-mingguan-1rjBTLMezc5</text:p>
          </table:table-cell>
        </table:table-row>
        <table:table-row table:style-name="ro1">
          <table:table-cell office:value-type="string" calcext:value-type="string">
            <text:p>https://kumparan.com/@kumparanfood/berburu-makanan-khas-bogor-dan-sukabumi-di-ktd-2019-1rjX7UDHueL</text:p>
          </table:table-cell>
        </table:table-row>
        <table:table-row table:style-name="ro1">
          <table:table-cell office:value-type="string" calcext:value-type="string">
            <text:p>https://kumparan.com/@kumparanfood/mengintip-sajian-restoran-paling-instagrammable-di-dunia-1rjhnepwdAP</text:p>
          </table:table-cell>
        </table:table-row>
        <table:table-row table:style-name="ro1">
          <table:table-cell office:value-type="string" calcext:value-type="string">
            <text:p>https://kumparan.com/@kumparanfood/minum-boba-3-kali-sehari-laki-laki-vietnam-alami-penyumbatan-usus-1rjKilzefnV</text:p>
          </table:table-cell>
        </table:table-row>
        <table:table-row table:style-name="ro1">
          <table:table-cell office:value-type="string" calcext:value-type="string">
            <text:p>https://kumparan.com/@kumparanfood/perpaduan-bakso-lidah-dan-tunjang-dalam-semangkuk-sup-1rjFmY4KOYL</text:p>
          </table:table-cell>
        </table:table-row>
        <table:table-row table:style-name="ro1">
          <table:table-cell office:value-type="string" calcext:value-type="string">
            <text:p>https://kumparan.com/@kumparanfood/pipiltin-cocoa-luncurkan-varian-cokelat-baru-khas-papua-barat-1rjDG9XDAey</text:p>
          </table:table-cell>
        </table:table-row>
        <table:table-row table:style-name="ro1">
          <table:table-cell office:value-type="string" calcext:value-type="string">
            <text:p>https://kumparan.com/@kumparanfood/4-pemanis-alami-yang-bisa-dikonsumsi-para-vegan-1rjfyOc112c</text:p>
          </table:table-cell>
        </table:table-row>
        <table:table-row table:style-name="ro1">
          <table:table-cell office:value-type="string" calcext:value-type="string">
            <text:p>https://kumparan.com/@kumparanfood/5-rekomendasi-sop-buntut-enak-di-jakarta-1rio0gRqpK0</text:p>
          </table:table-cell>
        </table:table-row>
        <table:table-row table:style-name="ro1">
          <table:table-cell office:value-type="string" calcext:value-type="string">
            <text:p>https://kumparan.com/@kumparanfood/manfaat-yang-bisa-didapat-dari-mengunyah-makanan-1riq4UPUuf2</text:p>
          </table:table-cell>
        </table:table-row>
        <table:table-row table:style-name="ro1">
          <table:table-cell office:value-type="string" calcext:value-type="string">
            <text:p>https://kumparan.com/@kumparanfood/5-tips-efektif-atasi-sakit-perut-karena-kekenyangan-1riqpIQYmWE</text:p>
          </table:table-cell>
        </table:table-row>
        <table:table-row table:style-name="ro1">
          <table:table-cell office:value-type="string" calcext:value-type="string">
            <text:p>https://kumparan.com/@kumparanfood/konsumsi-makanan-organik-di-indonesia-kian-meningkat-1rirKBsleoa</text:p>
          </table:table-cell>
        </table:table-row>
        <table:table-row table:style-name="ro1">
          <table:table-cell office:value-type="string" calcext:value-type="string">
            <text:p>https://kumparan.com/@kumparanfood/5-susu-vegetarian-untuk-campuran-kopi-susu-1ripr1JVEwS</text:p>
          </table:table-cell>
        </table:table-row>
        <table:table-row table:style-name="ro1">
          <table:table-cell office:value-type="string" calcext:value-type="string">
            <text:p>https://kumparan.com/@kumparanfood/dookki-restoran-baru-berkonsep-buffet-tteokbokki-pertama-di-indonesia-1rimlpeWP7o</text:p>
          </table:table-cell>
        </table:table-row>
        <table:table-row table:style-name="ro1">
          <table:table-cell office:value-type="string" calcext:value-type="string">
            <text:p>https://kumparan.com/@kumparanfood/jangan-salah-kaprah-ini-4-mitos-seputar-teh-1rikIeCiVyd</text:p>
          </table:table-cell>
        </table:table-row>
        <table:table-row table:style-name="ro1">
          <table:table-cell office:value-type="string" calcext:value-type="string">
            <text:p>https://kumparan.com/@kumparanfood/5-tanda-kamu-terlalu-banyak-minum-air-putih-1riSs7tYmOC</text:p>
          </table:table-cell>
        </table:table-row>
        <table:table-row table:style-name="ro1">
          <table:table-cell office:value-type="string" calcext:value-type="string">
            <text:p>https://kumparan.com/@kumparanfood/manfaat-black-raspberry-korea-untuk-meningkatkan-stamina-pasutri-1riSZAXTaDg</text:p>
          </table:table-cell>
        </table:table-row>
        <table:table-row table:style-name="ro1">
          <table:table-cell office:value-type="string" calcext:value-type="string">
            <text:p>https://kumparan.com/@kumparanfood/sukses-di-era-digital-lewat-bango-penerus-warisan-kuliner-2019-1riSAFMZAVB</text:p>
          </table:table-cell>
        </table:table-row>
        <table:table-row table:style-name="ro1">
          <table:table-cell office:value-type="string" calcext:value-type="string">
            <text:p>https://kumparan.com/@kumparanfood/ada-salad-baru-bercita-rasa-jepang-hingga-meksiko-bagaimana-rasanya-1riQDYmiLjo</text:p>
          </table:table-cell>
        </table:table-row>
        <table:table-row table:style-name="ro1">
          <table:table-cell office:value-type="string" calcext:value-type="string">
            <text:p>https://kumparan.com/@kumparanfood/kreasi-mi-instan-topping-kecoak-yang-viral-di-media-sosial-1riQUWNu7wT</text:p>
          </table:table-cell>
        </table:table-row>
        <table:table-row table:style-name="ro1">
          <table:table-cell office:value-type="string" calcext:value-type="string">
            <text:p>https://kumparan.com/@kumparanfood/5-minuman-serba-hijau-menyehatkan-mana-favoritmu-1riO6KHE8Mt</text:p>
          </table:table-cell>
        </table:table-row>
        <table:table-row table:style-name="ro1">
          <table:table-cell office:value-type="string" calcext:value-type="string">
            <text:p>https://kumparan.com/@kumparanfood/soto-pak-sholeh-tempat-makan-enak-legendaris-favorit-artis-1riOE6hcj5M</text:p>
          </table:table-cell>
        </table:table-row>
        <table:table-row table:style-name="ro1">
          <table:table-cell office:value-type="string" calcext:value-type="string">
            <text:p>https://kumparan.com/@kumparanfood/5-adegan-makan-di-film-spider-man-yang-bakal-dirindukan-1rhyV774PQV</text:p>
          </table:table-cell>
        </table:table-row>
        <table:table-row table:style-name="ro1">
          <table:table-cell office:value-type="string" calcext:value-type="string">
            <text:p>https://kumparan.com/@kumparanfood/apa-perbedaan-pemanis-sukrosa-glukosa-dan-fruktosa-1ri2jZ2oSuk</text:p>
          </table:table-cell>
        </table:table-row>
        <table:table-row table:style-name="ro1">
          <table:table-cell office:value-type="string" calcext:value-type="string">
            <text:p>https://kumparan.com/@kumparanfood/nyobain-ceviche-dengan-susu-macan-ala-peru-1ri23Zcn5YW</text:p>
          </table:table-cell>
        </table:table-row>
        <table:table-row table:style-name="ro1">
          <table:table-cell office:value-type="string" calcext:value-type="string">
            <text:p>https://kumparan.com/@kumparanfood/5-makanan-yang-sering-dibenci-tapi-punya-banyak-manfaat-1rhyZieeFmH</text:p>
          </table:table-cell>
        </table:table-row>
        <table:table-row table:style-name="ro1">
          <table:table-cell office:value-type="string" calcext:value-type="string">
            <text:p>https://kumparan.com/@kumparanfood/7-manfaat-sirsak-si-asam-manis-yang-menyehatkan-1rhxz6FtHB0</text:p>
          </table:table-cell>
        </table:table-row>
        <table:table-row table:style-name="ro1">
          <table:table-cell office:value-type="string" calcext:value-type="string">
            <text:p>https://kumparan.com/@kumparanfood/5-makanan-yang-bisa-bikin-panjang-umur-1rhfrJRMFtL</text:p>
          </table:table-cell>
        </table:table-row>
        <table:table-row table:style-name="ro1">
          <table:table-cell office:value-type="string" calcext:value-type="string">
            <text:p>https://kumparan.com/@kumparanfood/5-tips-menjaga-kesehatan-pencernaan-saat-traveling-1rhwk8wP2V9</text:p>
          </table:table-cell>
        </table:table-row>
        <table:table-row table:style-name="ro1">
          <table:table-cell office:value-type="string" calcext:value-type="string">
            <text:p>https://kumparan.com/@kumparanfood/5-makanan-yang-cocok-dimakan-saat-kencan-pertama-1rhZgnw0cJc</text:p>
          </table:table-cell>
        </table:table-row>
        <table:table-row table:style-name="ro1">
          <table:table-cell office:value-type="string" calcext:value-type="string">
            <text:p>https://kumparan.com/@kumparanfood/ada-sate-kere-hingga-kalong-ini-7-sate-unik-dari-berbagai-daerah-1rhc1VpoT2u</text:p>
          </table:table-cell>
        </table:table-row>
        <table:table-row table:style-name="ro1">
          <table:table-cell office:value-type="string" calcext:value-type="string">
            <text:p>https://kumparan.com/@kumparanfood/ayam-geprek-si-boss-padukan-sambal-bawang-dan-balado-1rhdWIUpOND</text:p>
          </table:table-cell>
        </table:table-row>
        <table:table-row table:style-name="ro1">
          <table:table-cell office:value-type="string" calcext:value-type="string">
            <text:p>https://kumparan.com/@kumparanfood/founder-makaroni-ngehe-luncurkan-buku-pertamanya-1rhe4d1WIcv</text:p>
          </table:table-cell>
        </table:table-row>
        <table:table-row table:style-name="ro1">
          <table:table-cell office:value-type="string" calcext:value-type="string">
            <text:p>https://kumparan.com/@kumparanfood/walls-luncurkan-es-krim-rasa-brownie-alpukat-dan-kelapa-jeruk-1rhZMVwI19U</text:p>
          </table:table-cell>
        </table:table-row>
        <table:table-row table:style-name="ro1">
          <table:table-cell office:value-type="string" calcext:value-type="string">
            <text:p>https://kumparan.com/@kumparanfood/manfaat-lontar-buah-langka-yang-menyegarkan-1rhDv5CkLeV</text:p>
          </table:table-cell>
        </table:table-row>
        <table:table-row table:style-name="ro1">
          <table:table-cell office:value-type="string" calcext:value-type="string">
            <text:p>https://kumparan.com/@kumparanfood/memek-khas-simeulue-masuk-dalam-warisan-budaya-tak-benda-indonesia-1rhKG2BJVkF</text:p>
          </table:table-cell>
        </table:table-row>
        <table:table-row table:style-name="ro1">
          <table:table-cell office:value-type="string" calcext:value-type="string">
            <text:p>https://kumparan.com/@kumparanfood/sering-dihindari-6-makanan-ini-mengandung-lemak-baik-buat-tubuh-1rhFETFYYiC</text:p>
          </table:table-cell>
        </table:table-row>
        <table:table-row table:style-name="ro1">
          <table:table-cell office:value-type="string" calcext:value-type="string">
            <text:p>https://kumparan.com/@kumparanfood/alasan-kenapa-kita-lebih-banyak-ngemil-saat-jam-kantor-1rhFh7wgzc7</text:p>
          </table:table-cell>
        </table:table-row>
        <table:table-row table:style-name="ro1">
          <table:table-cell office:value-type="string" calcext:value-type="string">
            <text:p>https://kumparan.com/@kumparanfood/khasiat-daun-salam-1rhIv70tx3J</text:p>
          </table:table-cell>
        </table:table-row>
        <table:table-row table:style-name="ro1">
          <table:table-cell office:value-type="string" calcext:value-type="string">
            <text:p>https://kumparan.com/@kumparanfood/5-buah-yang-ampuh-atasi-maag-1rgx3H5emdB</text:p>
          </table:table-cell>
        </table:table-row>
        <table:table-row table:style-name="ro1">
          <table:table-cell office:value-type="string" calcext:value-type="string">
            <text:p>https://kumparan.com/@kumparanfood/5-fungsi-kulit-pisang-salah-satunya-bisa-untuk-smoothie-lho-1rhC5C1o9bF</text:p>
          </table:table-cell>
        </table:table-row>
        <table:table-row table:style-name="ro1">
          <table:table-cell office:value-type="string" calcext:value-type="string">
            <text:p>https://kumparan.com/@kumparanfood/5-kreasi-roti-lapis-yang-bisa-dicoba-di-singapura-1rhB7XZUG5V</text:p>
          </table:table-cell>
        </table:table-row>
        <table:table-row table:style-name="ro1">
          <table:table-cell office:value-type="string" calcext:value-type="string">
            <text:p>https://kumparan.com/@kumparanfood/hati-hati-5-buah-buahan-ini-juga-punya-biji-beracun-1rgppR8xf14</text:p>
          </table:table-cell>
        </table:table-row>
        <table:table-row table:style-name="ro1">
          <table:table-cell office:value-type="string" calcext:value-type="string">
            <text:p>https://kumparan.com/@kumparanfood/mengenal-ragam-penyajian-teh-khas-sumatera-1rhA65Xojbi</text:p>
          </table:table-cell>
        </table:table-row>
        <table:table-row table:style-name="ro1">
          <table:table-cell office:value-type="string" calcext:value-type="string">
            <text:p>https://kumparan.com/@kumparanfood/5-makanan-yang-bisa-memicu-bau-ketiak-tak-sedap-1rgOpYjGrMa</text:p>
          </table:table-cell>
        </table:table-row>
        <table:table-row table:style-name="ro1">
          <table:table-cell office:value-type="string" calcext:value-type="string">
            <text:p>https://kumparan.com/@kumparanfood/kelebihan-asupan-gula-ternyata-bisa-sebabkan-depresi-1rgueeKArWZ</text:p>
          </table:table-cell>
        </table:table-row>
        <table:table-row table:style-name="ro1">
          <table:table-cell office:value-type="string" calcext:value-type="string">
            <text:p>https://kumparan.com/@kumparanfood/5-makanan-yang-bisa-meredakan-demam-dengan-cepat-1rgnLfdNNtF</text:p>
          </table:table-cell>
        </table:table-row>
        <table:table-row table:style-name="ro1">
          <table:table-cell office:value-type="string" calcext:value-type="string">
            <text:p>https://kumparan.com/@kumparanfood/7-sayuran-yang-cocok-diolah-jadi-kaldu-1rgm2y0QOdE</text:p>
          </table:table-cell>
        </table:table-row>
        <table:table-row table:style-name="ro1">
          <table:table-cell office:value-type="string" calcext:value-type="string">
            <text:p>https://kumparan.com/@kumparanfood/bisa-menurunkan-berat-badan-apalagi-manfaat-terong-belanda-1rg1f3tXOXC</text:p>
          </table:table-cell>
        </table:table-row>
        <table:table-row table:style-name="ro1">
          <table:table-cell office:value-type="string" calcext:value-type="string">
            <text:p>https://kumparan.com/@kumparanfood/promo-spesial-kemerdekaan-banjir-protes-ini-tanggapan-pizza-hut-1rgrGgciKc8</text:p>
          </table:table-cell>
        </table:table-row>
        <table:table-row table:style-name="ro1">
          <table:table-cell office:value-type="string" calcext:value-type="string">
            <text:p>https://kumparan.com/@kumparanfood/5-macam-teh-yang-bisa-melancarkan-pencernaan-1rg7kgZ5SM9</text:p>
          </table:table-cell>
        </table:table-row>
        <table:table-row table:style-name="ro1">
          <table:table-cell office:value-type="string" calcext:value-type="string">
            <text:p>https://kumparan.com/@kumparanfood/5-manfaat-melon-yang-bisa-jaga-kesehatan-kulit-sampai-pencernaan-1rgSkLkzUwV</text:p>
          </table:table-cell>
        </table:table-row>
        <table:table-row table:style-name="ro1">
          <table:table-cell office:value-type="string" calcext:value-type="string">
            <text:p>https://kumparan.com/@kumparanfood/makanan-pembersih-racun-ginjal-1rgjMeOM6rb</text:p>
          </table:table-cell>
        </table:table-row>
        <table:table-row table:style-name="ro1">
          <table:table-cell office:value-type="string" calcext:value-type="string">
            <text:p>https://kumparan.com/@kumparanfood/6-tempat-makan-enak-dekat-istana-merdeka-1rgR1qF535L</text:p>
          </table:table-cell>
        </table:table-row>
        <table:table-row table:style-name="ro1">
          <table:table-cell office:value-type="string" calcext:value-type="string">
            <text:p>https://kumparan.com/@kumparanfood/ayam-geprek-om-tian-pedasnya-bikin-semangat-1rgNOrSARH0</text:p>
          </table:table-cell>
        </table:table-row>
        <table:table-row table:style-name="ro1">
          <table:table-cell office:value-type="string" calcext:value-type="string">
            <text:p>https://kumparan.com/@kumparanfood/5-makanan-yang-tercipta-di-masa-penjajahan-1rgLOvYAl7b</text:p>
          </table:table-cell>
        </table:table-row>
        <table:table-row table:style-name="ro1">
          <table:table-cell office:value-type="string" calcext:value-type="string">
            <text:p>https://kumparan.com/@kumparanfood/rijsttafel-budaya-makan-tengah-berbalut-nuansa-eropa-1rg2kjKDNQf</text:p>
          </table:table-cell>
        </table:table-row>
        <table:table-row table:style-name="ro1">
          <table:table-cell office:value-type="string" calcext:value-type="string">
            <text:p>https://kumparan.com/@kumparanfood/5-minuman-sehat-yang-bisa-cepat-menghidrasi-tubuh-setelah-lari-1rgA6e7fND0</text:p>
          </table:table-cell>
        </table:table-row>
        <table:table-row table:style-name="ro1">
          <table:table-cell office:value-type="string" calcext:value-type="string">
            <text:p>https://kumparan.com/@kumparanfood/william-wongso-dan-caranya-berdiplomasi-lewat-rendang-1rfmQanD3pA</text:p>
          </table:table-cell>
        </table:table-row>
        <table:table-row table:style-name="ro1">
          <table:table-cell office:value-type="string" calcext:value-type="string">
            <text:p>https://kumparan.com/@kumparanfood/5-manfaat-bilberry-untuk-penglihatan-1rfz1KFzHql</text:p>
          </table:table-cell>
        </table:table-row>
        <table:table-row table:style-name="ro1">
          <table:table-cell office:value-type="string" calcext:value-type="string">
            <text:p>https://kumparan.com/@kumparanfood/menjelajah-surganya-kuliner-nusantara-di-kampoeng-legenda-1rfxaPjxkCd</text:p>
          </table:table-cell>
        </table:table-row>
        <table:table-row table:style-name="ro1">
          <table:table-cell office:value-type="string" calcext:value-type="string">
            <text:p>https://kumparan.com/@kumparanfood/seteguk-harapan-minum-jamu-cekok-1rg4rr429zl</text:p>
          </table:table-cell>
        </table:table-row>
        <table:table-row table:style-name="ro1">
          <table:table-cell office:value-type="string" calcext:value-type="string">
            <text:p>https://kumparan.com/@kumparanfood/20-pilihan-tempat-makan-dengan-promo-spesial-hut-ke-74-ri-1rfo7Hlmmrs</text:p>
          </table:table-cell>
        </table:table-row>
        <table:table-row table:style-name="ro1">
          <table:table-cell office:value-type="string" calcext:value-type="string">
            <text:p>https://kumparan.com/@kumparanfood/5-makanan-untuk-dikonsumsi-usai-berhubungan-intim-di-pagi-hari-1rffHhQUt3V</text:p>
          </table:table-cell>
        </table:table-row>
        <table:table-row table:style-name="ro1">
          <table:table-cell office:value-type="string" calcext:value-type="string">
            <text:p>https://kumparan.com/@kumparanfood/kehabisan-ide-ini-5-makanan-yang-membantumu-berpikir-kreatif-1rfjaVPwKgl</text:p>
          </table:table-cell>
        </table:table-row>
        <table:table-row table:style-name="ro1">
          <table:table-cell office:value-type="string" calcext:value-type="string">
            <text:p>https://kumparan.com/@kumparanfood/manfaat-daun-salam-yang-bikin-heboh-warga-twitter-1rfzoosrKMA</text:p>
          </table:table-cell>
        </table:table-row>
        <table:table-row table:style-name="ro1">
          <table:table-cell office:value-type="string" calcext:value-type="string">
            <text:p>https://kumparan.com/@kumparanfood/5-makanan-yang-bisa-bikin-pipi-lebih-merona-1rffDw1VUBr</text:p>
          </table:table-cell>
        </table:table-row>
        <table:table-row table:style-name="ro1">
          <table:table-cell office:value-type="string" calcext:value-type="string">
            <text:p>https://kumparan.com/@kumparanfood/studi-ngemil-bisa-tingkatkan-produktivitas-saat-kerja-shift-malam-1rfgqCrEFZh</text:p>
          </table:table-cell>
        </table:table-row>
        <table:table-row table:style-name="ro1">
          <table:table-cell office:value-type="string" calcext:value-type="string">
            <text:p>https://kumparan.com/@kumparanfood/5-makanan-yang-menyebabkan-peradangan-1rfbLXH7b7t</text:p>
          </table:table-cell>
        </table:table-row>
        <table:table-row table:style-name="ro1">
          <table:table-cell office:value-type="string" calcext:value-type="string">
            <text:p>https://kumparan.com/@kumparanfood/icip-icip-kue-tradisional-dengan-siraman-boba-ala-lumpang-emas-1rfbKRouVGA</text:p>
          </table:table-cell>
        </table:table-row>
        <table:table-row table:style-name="ro1">
          <table:table-cell office:value-type="string" calcext:value-type="string">
            <text:p>https://kumparan.com/@kumparanfood/empuknya-daging-domba-di-dapur-mamih-sateku-mantap-tenan-1rfOWts0eeH</text:p>
          </table:table-cell>
        </table:table-row>
        <table:table-row table:style-name="ro1">
          <table:table-cell office:value-type="string" calcext:value-type="string">
            <text:p>https://kumparan.com/@kumparanfood/es-buah-pak-lantip-pakai-sawo-dan-gula-jawa-amboi-manisnya-1rfdiqzfuip</text:p>
          </table:table-cell>
        </table:table-row>
        <table:table-row table:style-name="ro1">
          <table:table-cell office:value-type="string" calcext:value-type="string">
            <text:p>https://kumparan.com/@kumparanfood/mencegah-caffeine-crash-1rfZMBut3i0</text:p>
          </table:table-cell>
        </table:table-row>
        <table:table-row table:style-name="ro1">
          <table:table-cell office:value-type="string" calcext:value-type="string">
            <text:p>https://kumparan.com/@kumparanfood/mencicipi-makanan-kemerdekaan-di-restoran-prancis-bistro-baron-1rfZgrgg0AQ</text:p>
          </table:table-cell>
        </table:table-row>
        <table:table-row table:style-name="ro1">
          <table:table-cell office:value-type="string" calcext:value-type="string">
            <text:p>https://kumparan.com/@kumparanfood/berlaku-untuk-semua-jenis-ini-tips-menyeduh-teh-jadi-bebas-kafein-1rfMGfz9lc9</text:p>
          </table:table-cell>
        </table:table-row>
        <table:table-row table:style-name="ro1">
          <table:table-cell office:value-type="string" calcext:value-type="string">
            <text:p>https://kumparan.com/@kumparanfood/mengenal-macam-macam-sayuran-hijau-dan-manfaatnya-1rfEpqZ6m0v</text:p>
          </table:table-cell>
        </table:table-row>
        <table:table-row table:style-name="ro1">
          <table:table-cell office:value-type="string" calcext:value-type="string">
            <text:p>https://kumparan.com/@kumparanfood/7-makanan-yang-sebaiknya-disantap-saat-memasuki-usia-40-1rfCmGieJDg</text:p>
          </table:table-cell>
        </table:table-row>
        <table:table-row table:style-name="ro1">
          <table:table-cell office:value-type="string" calcext:value-type="string">
            <text:p>https://kumparan.com/@kumparanfood/adakah-beda-cita-rasa-coca-cola-mexico-dengan-di-amerika-1rfDy0a3kF2</text:p>
          </table:table-cell>
        </table:table-row>
        <table:table-row table:style-name="ro1">
          <table:table-cell office:value-type="string" calcext:value-type="string">
            <text:p>https://kumparan.com/@kumparanfood/rekomendasi-tempat-makan-enak-di-yogya-bakso-jawi-bu-miyar-1rfKNdlMeRO</text:p>
          </table:table-cell>
        </table:table-row>
        <table:table-row table:style-name="ro1">
          <table:table-cell office:value-type="string" calcext:value-type="string">
            <text:p>https://kumparan.com/@kumparanfood/5-manfaat-kelapa-hijau-buah-tropis-penyegar-tenggorokan-1revLyHeZy9</text:p>
          </table:table-cell>
        </table:table-row>
        <table:table-row table:style-name="ro1">
          <table:table-cell office:value-type="string" calcext:value-type="string">
            <text:p>https://kumparan.com/@kumparanfood/5-rempah-populer-beserta-manfaatnya-1rfCPSlDdEj</text:p>
          </table:table-cell>
        </table:table-row>
        <table:table-row table:style-name="ro1">
          <table:table-cell office:value-type="string" calcext:value-type="string">
            <text:p>https://kumparan.com/@kumparanfood/selain-saffron-ini-4-rempah-untuk-kecantikan-kulit-1reuubCDA7x</text:p>
          </table:table-cell>
        </table:table-row>
        <table:table-row table:style-name="ro1">
          <table:table-cell office:value-type="string" calcext:value-type="string">
            <text:p>https://kumparan.com/@kumparanfood/universitas-di-london-kurangi-makan-daging-untuk-perubahan-iklim-1retL9Wxr2b</text:p>
          </table:table-cell>
        </table:table-row>
        <table:table-row table:style-name="ro1">
          <table:table-cell office:value-type="string" calcext:value-type="string">
            <text:p>https://kumparan.com/@kumparanfood/5-makanan-yang-bisa-bersihkan-racun-di-ginjal-1reub5Duhtg</text:p>
          </table:table-cell>
        </table:table-row>
        <table:table-row table:style-name="ro1">
          <table:table-cell office:value-type="string" calcext:value-type="string">
            <text:p>https://kumparan.com/@kumparanfood/6-minuman-yang-bisa-membantu-tidur-di-malam-hari-1resMkvHLuU</text:p>
          </table:table-cell>
        </table:table-row>
        <table:table-row table:style-name="ro1">
          <table:table-cell office:value-type="string" calcext:value-type="string">
            <text:p>https://kumparan.com/@kumparanfood/7-makanan-yang-mendapat-gelar-superfood-1reokezYdSu</text:p>
          </table:table-cell>
        </table:table-row>
        <table:table-row table:style-name="ro1">
          <table:table-cell office:value-type="string" calcext:value-type="string">
            <text:p>https://kumparan.com/@kumparanfood/carne-sensasi-makan-enak-dengan-smoke-brisket-rasa-rempah-lokal-1ret7jIboSZ</text:p>
          </table:table-cell>
        </table:table-row>
        <table:table-row table:style-name="ro1">
          <table:table-cell office:value-type="string" calcext:value-type="string">
            <text:p>https://kumparan.com/@kumparanfood/benarkah-kopi-bisa-memperbaiki-suasana-hati-yang-gundah-1reUFbM3r62</text:p>
          </table:table-cell>
        </table:table-row>
        <table:table-row table:style-name="ro1">
          <table:table-cell office:value-type="string" calcext:value-type="string">
            <text:p>https://kumparan.com/@kumparanfood/menikmati-gurihnya-ikan-seluang-goreng-di-tanah-kalimantan-1rerEVJv6IP</text:p>
          </table:table-cell>
        </table:table-row>
        <table:table-row table:style-name="ro1">
          <table:table-cell office:value-type="string" calcext:value-type="string">
            <text:p>https://kumparan.com/@kumparanfood/selain-bit-ini-5-makanan-untuk-kecantikan-kulit-1reoNMOLpX4</text:p>
          </table:table-cell>
        </table:table-row>
        <table:table-row table:style-name="ro1">
          <table:table-cell office:value-type="string" calcext:value-type="string">
            <text:p>https://kumparan.com/@kumparanfood/taco-local-ketika-makanan-meksiko-berpadu-dengan-pork-belly-lembut-1reVnfuM56T</text:p>
          </table:table-cell>
        </table:table-row>
        <table:table-row table:style-name="ro1">
          <table:table-cell office:value-type="string" calcext:value-type="string">
            <text:p>https://kumparan.com/@kumparanfood/5-jus-segar-yang-bisa-tingkatkan-daya-tahan-tubuh-1re9jMDef7W</text:p>
          </table:table-cell>
        </table:table-row>
        <table:table-row table:style-name="ro1">
          <table:table-cell office:value-type="string" calcext:value-type="string">
            <text:p>https://kumparan.com/@kumparanfood/5-sajian-serba-daging-kambing-yang-bisa-dibuat-di-rumah-1reVHnKzagL</text:p>
          </table:table-cell>
        </table:table-row>
        <table:table-row table:style-name="ro1">
          <table:table-cell office:value-type="string" calcext:value-type="string">
            <text:p>https://kumparan.com/@kumparanfood/kaya-antioksidan-ini-7-makanan-yang-bisa-mencegah-jerawat-1rePty7umXe</text:p>
          </table:table-cell>
        </table:table-row>
        <table:table-row table:style-name="ro1">
          <table:table-cell office:value-type="string" calcext:value-type="string">
            <text:p>https://kumparan.com/@kumparanfood/mencicipi-set-dinner-berbahan-teh-hasil-kolaborasi-5-chef-andal-1reSpZGDryt</text:p>
          </table:table-cell>
        </table:table-row>
        <table:table-row table:style-name="ro1">
          <table:table-cell office:value-type="string" calcext:value-type="string">
            <text:p>https://kumparan.com/@kumparanfood/4-menu-sarapan-yang-ternyata-bikin-perut-mulas-1rdf9n0Ecd6</text:p>
          </table:table-cell>
        </table:table-row>
        <table:table-row table:style-name="ro1">
          <table:table-cell office:value-type="string" calcext:value-type="string">
            <text:p>https://kumparan.com/@kumparanfood/5-teh-herbal-penghilang-rasa-mual-usai-makan-daging-kambing-1re3ctF04A4</text:p>
          </table:table-cell>
        </table:table-row>
        <table:table-row table:style-name="ro1">
          <table:table-cell office:value-type="string" calcext:value-type="string">
            <text:p>https://kumparan.com/@kumparanfood/beda-warna-teh-beda-pula-rasa-dan-aromanya-1re6UeJFrOi</text:p>
          </table:table-cell>
        </table:table-row>
        <table:table-row table:style-name="ro1">
          <table:table-cell office:value-type="string" calcext:value-type="string">
            <text:p>https://kumparan.com/@kumparanfood/kopi-cunduk-kopi-susu-ala-jepang-di-kalibata-city-1reQtXHrm4i</text:p>
          </table:table-cell>
        </table:table-row>
        <table:table-row table:style-name="ro1">
          <table:table-cell office:value-type="string" calcext:value-type="string">
            <text:p>https://kumparan.com/@kumparanfood/saus-carbonara-di-pizza-bagaimana-rasanya-1rePBEYolaB</text:p>
          </table:table-cell>
        </table:table-row>
        <table:table-row table:style-name="ro1">
          <table:table-cell office:value-type="string" calcext:value-type="string">
            <text:p>https://kumparan.com/@kumparanfood/manjakan-hewan-ternak-demi-kualitas-daging-terbaik-apakah-perlu-1rdxrW1jD0C</text:p>
          </table:table-cell>
        </table:table-row>
        <table:table-row table:style-name="ro1">
          <table:table-cell office:value-type="string" calcext:value-type="string">
            <text:p>https://kumparan.com/@kumparanfood/menikmati-nasi-timbu-sajian-idul-adha-khas-desa-ronting-ntt-1re7YsRdzXo</text:p>
          </table:table-cell>
        </table:table-row>
        <table:table-row table:style-name="ro1">
          <table:table-cell office:value-type="string" calcext:value-type="string">
            <text:p>https://kumparan.com/@kumparanfood/selain-tingkatkan-gairah-seksual-ini-manfaat-lain-daging-kambing-1rdcZTtiwXY</text:p>
          </table:table-cell>
        </table:table-row>
        <table:table-row table:style-name="ro1">
          <table:table-cell office:value-type="string" calcext:value-type="string">
            <text:p>https://kumparan.com/@kumparanfood/5-tips-memasak-daging-kambing-agar-empuk-dan-tidak-bau-prengus-1rdeX57RNCB</text:p>
          </table:table-cell>
        </table:table-row>
        <table:table-row table:style-name="ro1">
          <table:table-cell office:value-type="string" calcext:value-type="string">
            <text:p>https://kumparan.com/@kumparanfood/7-tempat-makan-sate-enak-di-jakarta-yang-tetap-buka-saat-idul-adha-1rdJDeY1Scg</text:p>
          </table:table-cell>
        </table:table-row>
        <table:table-row table:style-name="ro1">
          <table:table-cell office:value-type="string" calcext:value-type="string">
            <text:p>https://kumparan.com/@kumparanfood/sedapnya-sate-kere-di-pasar-beringharjo-yogya-1re1nk4pbt6</text:p>
          </table:table-cell>
        </table:table-row>
        <table:table-row table:style-name="ro1">
          <table:table-cell office:value-type="string" calcext:value-type="string">
            <text:p>https://kumparan.com/@kumparanfood/tips-mengolah-daging-kambing-1rdvJF976lZ</text:p>
          </table:table-cell>
        </table:table-row>
        <table:table-row table:style-name="ro1">
          <table:table-cell office:value-type="string" calcext:value-type="string">
            <text:p>https://kumparan.com/@kumparanfood/5-cara-untuk-memastikan-kesegaran-dan-higienitas-sashimi-1rdbwgRg0IC</text:p>
          </table:table-cell>
        </table:table-row>
        <table:table-row table:style-name="ro1">
          <table:table-cell office:value-type="string" calcext:value-type="string">
            <text:p>https://kumparan.com/@kumparanfood/makan-seafood-segar-cita-rasa-oriental-di-bali-fish-market-1rdLBjOnNTK</text:p>
          </table:table-cell>
        </table:table-row>
        <table:table-row table:style-name="ro1">
          <table:table-cell office:value-type="string" calcext:value-type="string">
            <text:p>https://kumparan.com/@kumparanfood/berdasarkan-kebiasaan-makan-olahan-daging-apakah-kamu-1rcvF06ojf7</text:p>
          </table:table-cell>
        </table:table-row>
        <table:table-row table:style-name="ro1">
          <table:table-cell office:value-type="string" calcext:value-type="string">
            <text:p>https://kumparan.com/@kumparanfood/kata-ahli-gizi-soal-cara-sehat-menikmati-daging-kambing-1rdEa4Ipswf</text:p>
          </table:table-cell>
        </table:table-row>
        <table:table-row table:style-name="ro1">
          <table:table-cell office:value-type="string" calcext:value-type="string">
            <text:p>https://kumparan.com/@kumparanfood/5-minuman-sehat-penetralisir-setelah-banyak-makan-daging-1rcvD9nmiPc</text:p>
          </table:table-cell>
        </table:table-row>
        <table:table-row table:style-name="ro1">
          <table:table-cell office:value-type="string" calcext:value-type="string">
            <text:p>https://kumparan.com/@kumparanfood/6-manfaat-leunca-lalapan-favorit-masyarakat-sunda-1rdEl6d8mWJ</text:p>
          </table:table-cell>
        </table:table-row>
        <table:table-row table:style-name="ro1">
          <table:table-cell office:value-type="string" calcext:value-type="string">
            <text:p>https://kumparan.com/@kumparanfood/6-wadah-pengganti-plastik-untuk-membungkus-daging-kurban-1rdHndnEqWV</text:p>
          </table:table-cell>
        </table:table-row>
        <table:table-row table:style-name="ro1">
          <table:table-cell office:value-type="string" calcext:value-type="string">
            <text:p>https://kumparan.com/@kumparanfood/gurih-ayam-goreng-mbah-cemplung-yang-tersohor-dari-pelosok-yogya-1rdI4H1CUg5</text:p>
          </table:table-cell>
        </table:table-row>
        <table:table-row table:style-name="ro1">
          <table:table-cell office:value-type="string" calcext:value-type="string">
            <text:p>https://kumparan.com/@kumparanfood/kini-pesan-gofood-lebih-ramah-lingkungan-tanpa-limbah-plastik-1rcvjbY5YFF</text:p>
          </table:table-cell>
        </table:table-row>
        <table:table-row table:style-name="ro1">
          <table:table-cell office:value-type="string" calcext:value-type="string">
            <text:p>https://kumparan.com/@kumparanfood/langkah-awal-untuk-mulai-kurangi-limbah-plastik-1rcxFtUDpED</text:p>
          </table:table-cell>
        </table:table-row>
        <table:table-row table:style-name="ro1">
          <table:table-cell office:value-type="string" calcext:value-type="string">
            <text:p>https://kumparan.com/@kumparanfood/5-sayuran-akar-paling-sehat-dan-manfaatnya-untuk-tubuh-1rcsprLtFkR</text:p>
          </table:table-cell>
        </table:table-row>
        <table:table-row table:style-name="ro1">
          <table:table-cell office:value-type="string" calcext:value-type="string">
            <text:p>https://kumparan.com/@kumparanfood/mengenal-chai-teh-rempah-nan-menyehatkan-dari-india-1rcslVT1ZBR</text:p>
          </table:table-cell>
        </table:table-row>
        <table:table-row table:style-name="ro1">
          <table:table-cell office:value-type="string" calcext:value-type="string">
            <text:p>https://kumparan.com/@kumparanfood/menurunkan-kolesterol-hingga-berat-badan-ini-5-manfaat-air-mentimun-1rcwhuaq2I4</text:p>
          </table:table-cell>
        </table:table-row>
        <table:table-row table:style-name="ro1">
          <table:table-cell office:value-type="string" calcext:value-type="string">
            <text:p>https://kumparan.com/@kumparanfood/riset-makan-bareng-bisa-bikin-akrab-dan-picu-kenaikan-berat-badan-1rcvVTosGPx</text:p>
          </table:table-cell>
        </table:table-row>
        <table:table-row table:style-name="ro1">
          <table:table-cell office:value-type="string" calcext:value-type="string">
            <text:p>https://kumparan.com/@kumparanfood/sambut-hut-ke-74-ri-mcdonalds-luncurkan-menu-rasa-nusantara-1rcr52UDek1</text:p>
          </table:table-cell>
        </table:table-row>
        <table:table-row table:style-name="ro1">
          <table:table-cell office:value-type="string" calcext:value-type="string">
            <text:p>https://kumparan.com/@kumparanfood/santap-aneka-kerang-hingga-lobster-di-mister-seafood-bandung-1rcvSjd3HvI</text:p>
          </table:table-cell>
        </table:table-row>
        <table:table-row table:style-name="ro1">
          <table:table-cell office:value-type="string" calcext:value-type="string">
            <text:p>https://kumparan.com/@kumparanfood/kenyal-dan-creamy-boba-milk-tea-dengan-krim-keju-ala-pinku-1rcqVkIoFf0</text:p>
          </table:table-cell>
        </table:table-row>
        <table:table-row table:style-name="ro1">
          <table:table-cell office:value-type="string" calcext:value-type="string">
            <text:p>https://kumparan.com/@kumparanfood/5-buah-penurun-kolesterol-usai-makan-banyak-daging-1rcTjBMeGSp</text:p>
          </table:table-cell>
        </table:table-row>
        <table:table-row table:style-name="ro1">
          <table:table-cell office:value-type="string" calcext:value-type="string">
            <text:p>https://kumparan.com/@kumparanfood/cheetos-hadirkan-museum-pertama-di-jakarta-1rcWJQPt48R</text:p>
          </table:table-cell>
        </table:table-row>
        <table:table-row table:style-name="ro1">
          <table:table-cell office:value-type="string" calcext:value-type="string">
            <text:p>https://kumparan.com/@kumparanfood/dining-experience-layanan-citilink-yang-bisa-kreasikan-menu-sendiri-1rcoczHyzn8</text:p>
          </table:table-cell>
        </table:table-row>
        <table:table-row table:style-name="ro1">
          <table:table-cell office:value-type="string" calcext:value-type="string">
            <text:p>https://kumparan.com/@kumparanfood/tips-atasi-rasa-lemas-usai-minum-kopi-karena-caffeine-crash-1rcoAGhjfJ6</text:p>
          </table:table-cell>
        </table:table-row>
        <table:table-row table:style-name="ro1">
          <table:table-cell office:value-type="string" calcext:value-type="string">
            <text:p>https://kumparan.com/@kumparanfood/buah-dan-sayur-pencegah-kanker-1rcVKWxSR6p</text:p>
          </table:table-cell>
        </table:table-row>
        <table:table-row table:style-name="ro1">
          <table:table-cell office:value-type="string" calcext:value-type="string">
            <text:p>https://kumparan.com/@kumparanfood/food-debate-lebih-suka-gulai-atau-tongseng-1rcWYxVBRpd</text:p>
          </table:table-cell>
        </table:table-row>
        <table:table-row table:style-name="ro1">
          <table:table-cell office:value-type="string" calcext:value-type="string">
            <text:p>https://kumparan.com/@kumparanfood/5-jus-sayur-untuk-bersihkan-tubuh-dari-racun-polusi-udara-1rcSoLQ8eJo</text:p>
          </table:table-cell>
        </table:table-row>
        <table:table-row table:style-name="ro1">
          <table:table-cell office:value-type="string" calcext:value-type="string">
            <text:p>https://kumparan.com/@kumparanfood/makan-pizza-dengan-daging-ayam-mirip-bacon-ditemani-kopi-segar-1rcQAWVehyN</text:p>
          </table:table-cell>
        </table:table-row>
        <table:table-row table:style-name="ro1">
          <table:table-cell office:value-type="string" calcext:value-type="string">
            <text:p>https://kumparan.com/@kumparanfood/6-makanan-yang-bikin-kentut-bau-busuk-1rc7YeJchGf</text:p>
          </table:table-cell>
        </table:table-row>
        <table:table-row table:style-name="ro1">
          <table:table-cell office:value-type="string" calcext:value-type="string">
            <text:p>https://kumparan.com/@kumparanfood/ikan-jadi-tulang-punggung-budaya-kuliner-di-jepang-1rc5FKkcz2k</text:p>
          </table:table-cell>
        </table:table-row>
        <table:table-row table:style-name="ro1">
          <table:table-cell office:value-type="string" calcext:value-type="string">
            <text:p>https://kumparan.com/@kumparanfood/sambal-setan-bu-mut-di-benhil-pedasnya-bikin-jontor-1rcQIispD9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8:29:38.667899074</meta:creation-date>
    <dc:date>2019-11-04T08:30:01.841617646</dc:date>
    <meta:editing-duration>PT23S</meta:editing-duration>
    <meta:editing-cycles>1</meta:editing-cycles>
    <meta:document-statistic meta:table-count="1" meta:cell-count="138" meta:object-count="0"/>
    <meta:generator>LibreOffice/6.0.7.3$Linux_X86_64 LibreOffice_project/00m0$Build-3</meta:generator>
  </office:meta>
</office:document-meta>
</file>